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!-- Scripts:-->
  <!-- Scripts: top-level paths -->
  <manifest:file-entry manifest:full-path="Scripts/" manifest:media-type="application/binary"/>
  <manifest:file-entry manifest:full-path="Scripts/python/" manifest:media-type="application/binary"/>
  <manifest:file-entry manifest:full-path="Scripts/python/pythonpath/" manifest:media-type="application/binary"/>
  <!-- Scripts: macros -->
  <manifest:file-entry manifest:full-path="Scripts/python/LoadPrices.py" manifest:media-type="application/binary"/>
  <!-- Scripts: libs -->
  <manifest:file-entry manifest:full-path="Scripts/python/pythonpath/spreadsheet" manifest:media-type="application/binary"/>
  <manifest:file-entry manifest:full-path="Scripts/python/pythonpath/spreadsheet/__init__.py" manifest:media-type="application/binary"/>
  <manifest:file-entry manifest:full-path="Scripts/python/pythonpath/spreadsheet/cell.py" manifest:media-type="application/binary"/>
  <manifest:file-entry manifest:full-path="Scripts/python/pythonpath/spreadsheet/cellrange.py" manifest:media-type="application/binary"/>
  <manifest:file-entry manifest:full-path="Scripts/python/pythonpath/spreadsheet/datasheet.py" manifest:media-type="application/binary"/>
  <manifest:file-entry manifest:full-path="Scripts/python/pythonpath/spreadsheet/api" manifest:media-type="application/binary"/>
  <manifest:file-entry manifest:full-path="Scripts/python/pythonpath/spreadsheet/api/__init__.py" manifest:media-type="application/binary"/>
  <manifest:file-entry manifest:full-path="Scripts/python/pythonpath/spreadsheet/api/factory.py" manifest:media-type="application/binary"/>
  <manifest:file-entry manifest:full-path="Scripts/python/pythonpath/spreadsheet/api/libreoffice.py" manifest:media-type="application/binary"/>
  <!-- Scripts: Sites -->
  <manifest:file-entry manifest:full-path="Scripts/python/pythonpath/sites" manifest:media-type="application/binary"/>
  <manifest:file-entry manifest:full-path="Scripts/python/pythonpath/sites/__init__.py" manifest:media-type="application/binary"/>
  <manifest:file-entry manifest:full-path="Scripts/python/pythonpath/sites/yahoo.py" manifest:media-type="application/binary"/>
  <!-- Scripts: Utils -->
  <manifest:file-entry manifest:full-path="Scripts/python/pythonpath/web" manifest:media-type="application/binary"/>
  <manifest:file-entry manifest:full-path="Scripts/python/pythonpath/web/__init__.py" manifest:media-type="application/binary"/>
  <manifest:file-entry manifest:full-path="Scripts/python/pythonpath/web/httpagent.py" manifest:media-type="application/binary"/>
  <!-- Scripts: end --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26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6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stock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  <form:button form:name="Push Button 1" form:control-implementation="ooo:com.sun.star.form.component.CommandButton" xml:id="control3" form:id="control3" form:label="Load Ind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indices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5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14"/>
        <table:table-row table:style-name="ro1">
          <table:table-cell office:value-type="string" calcext:value-type="string">
            <text:p>A simple demo spreadshee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ickers</text:p>
          </table:table-cell>
          <table:table-cell table:style-name="ce3" office:value-type="string" calcext:value-type="string">
            <text:p>Data</text:p>
          </table:table-cell>
          <table:table-cell table:style-name="ce6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style-name="ce10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number-columns-repeated="2" table:style-name="ce13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7" office:value-type="string" calcext:value-type="string">
            <text:p>EURUSD=X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7" office:value-type="string" calcext:value-type="string">
            <text:p>EURCHF=X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FTSE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EURGBP=X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GDAXI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8" office:value-type="string" calcext:value-type="string">
            <text:p>EUR/GBP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DJI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EUR:GBP</text:p>
          </table:table-cell>
          <table:table-cell table:style-name="ce11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8" office:value-type="string" calcext:value-type="string">
            <text:p>EURGBP</text:p>
          </table:table-cell>
          <table:table-cell table:style-name="ce11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er match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Default"/>
          <table:table-cell table:number-columns-repeated="7"/>
        </table:table-row>
        <table:table-row table:style-name="ro1">
          <table:table-cell/>
          <table:table-cell>
            <draw:control table:end-cell-address="Sheet1.C14" table:end-x="22.12mm" table:end-y="4.16mm" draw:z-index="0" draw:text-style-name="P1" svg:width="28.83mm" svg:height="10mm" svg:x="15.87mm" svg:y="3.19mm" draw:control="control1"/>
          </table:table-cell>
          <table:table-cell table:number-columns-repeated="2"/>
          <table:table-cell table:style-name="ce5">
            <draw:control table:end-cell-address="Sheet1.F14" table:end-x="22.36mm" table:end-y="4.16mm" draw:z-index="1" draw:text-style-name="P1" svg:width="28.85mm" svg:height="10mm" svg:x="16.11mm" svg:y="3.19mm" draw:control="control2"/>
          </table:table-cell>
          <table:table-cell table:number-columns-repeated="2"/>
          <table:table-cell>
            <draw:control table:end-cell-address="Sheet1.J14" table:end-x="0.04mm" table:end-y="4.16mm" draw:z-index="2" draw:text-style-name="P1" svg:width="29.02mm" svg:height="10mm" svg:x="16.19mm" svg:y="3.19mm" draw:control="control3"/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3:41:49.08996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8-04-19T13:42:57.793761156</dc:date>
    <dc:creator>nige </dc:creator>
    <meta:editing-duration>PT34M12S</meta:editing-duration>
    <meta:editing-cycles>38</meta:editing-cycles>
    <meta:generator>LibreOffice/5.0.6.2$Linux_X86_64 LibreOffice_project/00m0$Build-2</meta:generator>
    <meta:document-statistic meta:table-count="1" meta:cell-count="48" meta:object-count="3"/>
  </office:meta>
</office:document-meta>
</file>